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paragraph-properties fo:margin-left="0in" fo:margin-right="0.3752in" fo:margin-top="0in" fo:margin-bottom="0.1665in" loext:contextual-spacing="false" fo:line-height="150%" fo:text-align="start" style:justify-single-word="false" fo:orphans="2" fo:widows="2" fo:text-indent="0in" style:auto-text-indent="false" style:writing-mode="lr-tb"/>
      <style:text-properties officeooo:paragraph-rsid="00028c25"/>
    </style:style>
    <style:style style:name="P2" style:family="paragraph" style:parent-style-name="Brodtekst">
      <style:paragraph-properties fo:margin-left="0in" fo:margin-right="0.3752in" fo:margin-top="0in" fo:margin-bottom="0.1665in" loext:contextual-spacing="false" fo:line-height="150%" fo:text-align="start" style:justify-single-word="false" fo:orphans="2" fo:widows="2" fo:text-indent="0in" style:auto-text-indent="false" style:writing-mode="lr-tb"/>
      <style:text-properties officeooo:rsid="00028c25" officeooo:paragraph-rsid="00028c25"/>
    </style:style>
    <style:style style:name="P3" style:family="paragraph" style:parent-style-name="Brodtekst">
      <style:paragraph-properties fo:margin-left="0in" fo:margin-right="0.3752in" fo:margin-top="0in" fo:margin-bottom="0.1665in" loext:contextual-spacing="false" fo:line-height="150%" fo:text-align="start" style:justify-single-word="false" fo:orphans="2" fo:widows="2" fo:text-indent="0in" style:auto-text-indent="false" style:writing-mode="lr-tb"/>
      <style:text-properties officeooo:rsid="00028c25" officeooo:paragraph-rsid="0002c4bd"/>
    </style:style>
    <style:style style:name="P4" style:family="paragraph" style:parent-style-name="Standard">
      <style:text-properties fo:font-weight="bold" officeooo:rsid="00028c25" officeooo:paragraph-rsid="00028c25" style:font-weight-asian="bold" style:font-weight-complex="bold"/>
    </style:style>
    <style:style style:name="T1" style:family="text">
      <style:text-properties fo:language="nb" fo:country="NO" fo:font-style="normal" fo:font-weight="normal" style:font-style-asian="normal" style:font-weight-asian="normal" style:language-complex="ar" style:country-complex="SA" style:font-style-complex="normal" style:font-weight-complex="normal"/>
    </style:style>
    <style:style style:name="T2" style:family="text">
      <style:text-properties fo:language="nb" fo:country="NO" fo:font-style="normal" fo:font-weight="bold" style:font-style-asian="normal" style:font-weight-asian="bold" style:language-complex="ar" style:country-complex="SA" style:font-style-complex="normal" style:font-weight-complex="bold"/>
    </style:style>
    <style:style style:name="T3" style:family="text">
      <style:text-properties fo:language="nb" fo:country="NO" fo:font-style="italic" fo:font-weight="normal" style:font-style-asian="italic" style:font-weight-asian="normal" style:language-complex="ar" style:country-complex="SA"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ærernes ansvar: kropp og sinn</text:p>
      <text:p text:style-name="Standard"/>
      <text:p text:style-name="P1"><text:span text:style-name="T3">-</text:span><text:span text:style-name="T1">Skyen skapte et indre/virtuelt rom der elevene sine interesser var mediert via undersøkelser på nett. Uten læreren som mediator var dette ment til å skje på en mer nøytral måte. </text:span></text:p>
      <text:p text:style-name="P1"><text:span text:style-name="T1">-Læreren var ment å være usynlig, og å tilrettelegge for deltagelse. Hen måtte fortsatt ta vare på elevens kropper. Deltagelse var ’bare’ deltagelse i læring når eleven ikke var opptatt med andre ting. Altså når flinke elever brukte PCen til å finne informasjon og viste frem sin egen læring igjennom gjen-produksjon. Lærere hadde ikke en sterk digital kompetanse fordi de enten hadde en faglig kompetanse, eller en pedagogisk en. De med mest pedagogisk spesialisering var faktisk de med spesial pedagogisk utdannelse. De tok likevel vare på elever sine kroppslige behov. Det å kalle dette kroppslig er problematisk, fordi det avgrenser denne kunnskapen fra mer abstrakte former for deltagelse, slik som språk. Men det å være døv er nettopp et språklig anliggende, og fra et materielt semiotisk ståsted er dette i prinsippet gjeldene for alle funksjonshemninger.</text:span></text:p>
      <text:p text:style-name="P2"><text:span text:style-name="T1">*Akkurat som den stemmeboksen ble flyttet rundt for å kunne styre populasjonen ser jeg på hvordan datamaskiner flyttes. </text:span></text:p>
      <text:p text:style-name="P2"><text:span text:style-name="T1"/></text:p>
      <text:p text:style-name="P3"><text:span text:style-name="T2">Jeg teoretiserer en grense som skapes av/i infrastrukturen. La meg starte med å se på UH-sektoren som er interessert i å få tilgang til informasjon om barn sin erfaringer med opplæringen og hvordan dette er tilknyttet innhold. Dette vil jeg tilknytte den intellektuelle formen for omsorg som er vært knyttet til boka (Foucault) og lektorene sin trening til gymnaset. Presset på å skape en profesjonsbasert kunnskap omkring progresjon i grunnskolen er også assosiert med det å få ’alle’ igjennom VGS og opp til høyere utdanning. På den annen side så står dette i kontrast med det radikale idealet om å beskytte barnet fra konkurranse-samfunnet. Det å erstatte den slags ’omsorg’ med ’læring’ blander ideen om å beskytte skolen selv fra konkurranse, med markedsmekanismer innen utdanningssektoren der muligheten for å velge kurs som har den beste ansamlingen med læringsressurser forsøkes å økonomiser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8:31:12.010779001</meta:creation-date>
    <dc:date>2018-11-16T18:45:19.910236058</dc:date>
    <meta:editing-duration>PT14M7S</meta:editing-duration>
    <meta:editing-cycles>2</meta:editing-cycles>
    <meta:generator>LibreOffice/6.0.6.2$Linux_X86_64 LibreOffice_project/00m0$Build-2</meta:generator>
    <meta:document-statistic meta:table-count="0" meta:image-count="0" meta:object-count="0" meta:page-count="1" meta:paragraph-count="5" meta:word-count="329" meta:character-count="2094" meta:non-whitespace-character-count="1767"/>
  </office:meta>
</office:document-meta>
</file>